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10.837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aster_Clock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4"/>
        <table:table-row table:style-name="ro1">
          <table:table-cell office:value-type="string" calcext:value-type="string">
            <text:p>Source:</text:p>
          </table:table-cell>
          <table:table-cell table:style-name="Default" office:value-type="string" calcext:value-type="string">
            <text:p>/home/christian/aa/Projekte/Mutteruhr/Hardware/Master_Clock/Master_Clock.kicad_sch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Date:</text:p>
          </table:table-cell>
          <table:table-cell table:style-name="Default" office:value-type="string" calcext:value-type="string">
            <text:p>Mi 27 Dez 2023 10:58:25 CET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Tool:</text:p>
          </table:table-cell>
          <table:table-cell table:style-name="Default" office:value-type="string" calcext:value-type="string">
            <text:p>Eeschema 7.0.9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_with_fp.py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string" calcext:value-type="string">
            <text:p>42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Ref</text:p>
          </table:table-cell>
          <table:table-cell table:style-name="Default"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rice / Euro (netto, 10 Stück)</text:p>
          </table:table-cell>
          <table:table-cell table:style-name="Default" office:value-type="string" calcext:value-type="string">
            <text:p>Preis pro Boar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pF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732-7791-1-ND</text:p>
          </table:table-cell>
          <table:table-cell office:value-type="float" office:value="0.028" calcext:value-type="float">
            <text:p>0,028</text:p>
          </table:table-cell>
          <table:table-cell table:formula="of:=[.B7]*[.J7]" office:value-type="float" office:value="0.028" calcext:value-type="float">
            <text:p>0,03</text:p>
          </table:table-cell>
        </table:table-row>
        <table:table-row table:style-name="ro1">
          <table:table-cell office:value-type="string" calcext:value-type="string">
            <text:p>C2, C3, C8, C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u7 X5R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490-12395-1-ND</text:p>
          </table:table-cell>
          <table:table-cell office:value-type="float" office:value="0.118" calcext:value-type="float">
            <text:p>0,118</text:p>
          </table:table-cell>
          <table:table-cell table:formula="of:=[.B8]*[.J8]" office:value-type="float" office:value="0.472" calcext:value-type="float">
            <text:p>0,47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u 50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_Radial_D12.5mm_H25.0mm_P5.00mm</text:p>
          </table:table-cell>
          <table:table-cell office:value-type="string" calcext:value-type="string">
            <text:p>Polarized capacitor</text:p>
          </table:table-cell>
          <table:table-cell table:number-columns-repeated="2"/>
          <table:table-cell office:value-type="string" calcext:value-type="string">
            <text:p>P19529CT-ND</text:p>
          </table:table-cell>
          <table:table-cell office:value-type="float" office:value="0.67" calcext:value-type="float">
            <text:p>0,67</text:p>
          </table:table-cell>
          <table:table-cell table:formula="of:=[.B9]*[.J9]"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0u 50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_Radial_D12.5mm_H25.0mm_P5.00mm</text:p>
          </table:table-cell>
          <table:table-cell office:value-type="string" calcext:value-type="string">
            <text:p>Polarized capacitor</text:p>
          </table:table-cell>
          <table:table-cell table:number-columns-repeated="2"/>
          <table:table-cell office:value-type="string" calcext:value-type="string">
            <text:p>399-ESK477M050AH4KACT-ND</text:p>
          </table:table-cell>
          <table:table-cell office:value-type="float" office:value="0.383" calcext:value-type="float">
            <text:p>0,383</text:p>
          </table:table-cell>
          <table:table-cell table:formula="of:=[.B10]*[.J10]" office:value-type="float" office:value="0.383" calcext:value-type="float">
            <text:p>0,38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u X5R 16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1276-1102-1-ND</text:p>
          </table:table-cell>
          <table:table-cell office:value-type="float" office:value="0.027" calcext:value-type="float">
            <text:p>0,027</text:p>
          </table:table-cell>
          <table:table-cell table:formula="of:=[.B11]*[.J11]" office:value-type="float" office:value="0.027" calcext:value-type="float">
            <text:p>0,03</text:p>
          </table:table-cell>
        </table:table-row>
        <table:table-row table:style-name="ro1">
          <table:table-cell office:value-type="string" calcext:value-type="string">
            <text:p>C7, C11, C12, C13, C1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1276-1935-1-ND</text:p>
          </table:table-cell>
          <table:table-cell office:value-type="float" office:value="0.016" calcext:value-type="float">
            <text:p>0,016</text:p>
          </table:table-cell>
          <table:table-cell table:formula="of:=[.B12]*[.J12]"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  <table:table-cell/>
          <table:table-cell table:formula="of:=[.B13]*[.J1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MEG6010CEH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60V, 1A very low Vf MEGA Schottky barrier rectifier, SOD-123F</text:p>
          </table:table-cell>
          <table:table-cell table:number-columns-repeated="2"/>
          <table:table-cell office:value-type="string" calcext:value-type="string">
            <text:p>1727-PMEG6010CEH-QXCT-ND</text:p>
          </table:table-cell>
          <table:table-cell office:value-type="float" office:value="0.249" calcext:value-type="float">
            <text:p>0,249</text:p>
          </table:table-cell>
          <table:table-cell table:formula="of:=[.B14]*[.J14]" office:value-type="float" office:value="0.249" calcext:value-type="float">
            <text:p>0,2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G L29K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 table:number-columns-repeated="2"/>
          <table:table-cell office:value-type="string" calcext:value-type="string">
            <text:p>475-LGL29K-G2J1-24-ZCT-ND</text:p>
          </table:table-cell>
          <table:table-cell office:value-type="float" office:value="0.262" calcext:value-type="float">
            <text:p>0,262</text:p>
          </table:table-cell>
          <table:table-cell table:formula="of:=[.B15]*[.J15]" office:value-type="float" office:value="0.262" calcext:value-type="float">
            <text:p>0,26</text:p>
          </table:table-cell>
        </table:table-row>
        <table:table-row table:style-name="ro1">
          <table:table-cell office:value-type="string" calcext:value-type="string">
            <text:p>J1, J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hoenix Contact 193516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Phoenix:TerminalBlock_Phoenix_PT-1,5-2-5.0-H_1x02_P5.00mm_Horizontal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table:number-columns-repeated="2"/>
          <table:table-cell office:value-type="string" calcext:value-type="string">
            <text:p>277-1667-ND</text:p>
          </table:table-cell>
          <table:table-cell office:value-type="float" office:value="0.482" calcext:value-type="float">
            <text:p>0,482</text:p>
          </table:table-cell>
          <table:table-cell table:formula="of:=[.B16]*[.J16]" office:value-type="float" office:value="0.964" calcext:value-type="float">
            <text:p>0,96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onn_01x03_Pin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formula="of:=[.B17]*[.J17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E 744045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812_4532Metric_Pad1.30x3.40mm_HandSolder</text:p>
          </table:table-cell>
          <table:table-cell office:value-type="string" calcext:value-type="string">
            <text:p>Inductor</text:p>
          </table:table-cell>
          <table:table-cell table:number-columns-repeated="2"/>
          <table:table-cell office:value-type="string" calcext:value-type="string">
            <text:p>732-3061-1-ND</text:p>
          </table:table-cell>
          <table:table-cell office:value-type="float" office:value="0.764" calcext:value-type="float">
            <text:p>0,764</text:p>
          </table:table-cell>
          <table:table-cell table:formula="of:=[.B18]*[.J18]" office:value-type="float" office:value="0.764" calcext:value-type="float">
            <text:p>0,76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A Ic, 45V Vce, NPN Transistor, SOT-23</text:p>
          </table:table-cell>
          <table:table-cell table:number-columns-repeated="2"/>
          <table:table-cell office:value-type="string" calcext:value-type="string">
            <text:p>4530-BC847BCT-ND</text:p>
          </table:table-cell>
          <table:table-cell office:value-type="float" office:value="0.06" calcext:value-type="float">
            <text:p>0,06</text:p>
          </table:table-cell>
          <table:table-cell table:formula="of:=[.B19]*[.J19]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R1, R2, R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M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3-RC0603FR-1310MLCT-ND</text:p>
          </table:table-cell>
          <table:table-cell office:value-type="float" office:value="0.017" calcext:value-type="float">
            <text:p>0,017</text:p>
          </table:table-cell>
          <table:table-cell table:formula="of:=[.B20]*[.J20]" office:value-type="float" office:value="0.051" calcext:value-type="float">
            <text:p>0,05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50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RMCF0603FT750KCT-ND</text:p>
          </table:table-cell>
          <table:table-cell office:value-type="float" office:value="0.014" calcext:value-type="float">
            <text:p>0,014</text:p>
          </table:table-cell>
          <table:table-cell table:formula="of:=[.B21]*[.J21]" office:value-type="float" office:value="0.014" calcext:value-type="float">
            <text:p>0,01</text:p>
          </table:table-cell>
        </table:table-row>
        <table:table-row table:style-name="ro1">
          <table:table-cell office:value-type="string" calcext:value-type="string">
            <text:p>R5, R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RMCF0603FT2K20CT-ND</text:p>
          </table:table-cell>
          <table:table-cell office:value-type="float" office:value="0.014" calcext:value-type="float">
            <text:p>0,014</text:p>
          </table:table-cell>
          <table:table-cell table:formula="of:=[.B22]*[.J22]" office:value-type="float" office:value="0.028" calcext:value-type="float">
            <text:p>0,03</text:p>
          </table:table-cell>
        </table:table-row>
        <table:table-row table:style-name="ro1">
          <table:table-cell office:value-type="string" calcext:value-type="string">
            <text:p>R6, R7, R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R0603-FX-1002ELFCT-ND</text:p>
          </table:table-cell>
          <table:table-cell office:value-type="float" office:value="0.014" calcext:value-type="float">
            <text:p>0,014</text:p>
          </table:table-cell>
          <table:table-cell table:formula="of:=[.B23]*[.J23]" office:value-type="float" office:value="0.042" calcext:value-type="float">
            <text:p>0,04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RMCF0603FT470RCT-ND</text:p>
          </table:table-cell>
          <table:table-cell office:value-type="float" office:value="0.014" calcext:value-type="float">
            <text:p>0,014</text:p>
          </table:table-cell>
          <table:table-cell table:formula="of:=[.B24]*[.J24]" office:value-type="float" office:value="0.014" calcext:value-type="float">
            <text:p>0,01</text:p>
          </table:table-cell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2"/>
          <table:table-cell office:value-type="string" calcext:value-type="string">
            <text:p>2223-TS02-66-70-BK-160-LCR-D-ND</text:p>
          </table:table-cell>
          <table:table-cell office:value-type="float" office:value="0.088" calcext:value-type="float">
            <text:p>0,088</text:p>
          </table:table-cell>
          <table:table-cell table:formula="of:=[.B25]*[.J25]" office:value-type="float" office:value="0.176" calcext:value-type="float">
            <text:p>0,18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POut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formula="of:=[.B26]*[.J26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inPulse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formula="of:=[.B27]*[.J27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formula="of:=[.B28]*[.J28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LT1178S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17μA Max, Dual, Single Supply,Precision Op Amp, SOIC-8</text:p>
          </table:table-cell>
          <table:table-cell/>
          <table:table-cell office:value-type="string" calcext:value-type="string">
            <text:p>DNP</text:p>
          </table:table-cell>
          <table:table-cell office:value-type="string" calcext:value-type="string">
            <text:p>LT1178S8#PBF-ND</text:p>
          </table:table-cell>
          <table:table-cell/>
          <table:table-cell table:formula="of:=[.B29]*[.J2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T8330</text:p>
          </table:table-cell>
          <table:table-cell office:value-type="string" calcext:value-type="string">
            <text:p>LT8330xS6</text:p>
          </table:table-cell>
          <table:table-cell office:value-type="string" calcext:value-type="string">
            <text:p>Package_TO_SOT_SMD:TSOT-23-6_HandSoldering</text:p>
          </table:table-cell>
          <table:table-cell office:value-type="string" calcext:value-type="string">
            <text:p>Low IQ Boost/SEPIC/Inverting Converter with 1A, 60V Switch, TSOT-23</text:p>
          </table:table-cell>
          <table:table-cell table:number-columns-repeated="2"/>
          <table:table-cell office:value-type="string" calcext:value-type="string">
            <text:p>505-LT8330ES6#TRMPBFCT-ND</text:p>
          </table:table-cell>
          <table:table-cell office:value-type="float" office:value="6.6" calcext:value-type="float">
            <text:p>6,6</text:p>
          </table:table-cell>
          <table:table-cell table:formula="of:=[.B30]*[.J30]" office:value-type="float" office:value="6.6" calcext:value-type="float">
            <text:p>6,6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P193FS</text:p>
          </table:table-cell>
          <table:table-cell office:value-type="string" calcext:value-type="string">
            <text:p>OP19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Precision, Micropower Single Operational Amplifier, SOIC-8/TSSOP-8</text:p>
          </table:table-cell>
          <table:table-cell table:number-columns-repeated="2"/>
          <table:table-cell office:value-type="string" calcext:value-type="string">
            <text:p>505-OP193FSZ-ND</text:p>
          </table:table-cell>
          <table:table-cell office:value-type="float" office:value="5.238" calcext:value-type="float">
            <text:p>5,238</text:p>
          </table:table-cell>
          <table:table-cell table:formula="of:=[.B31]*[.J31]" office:value-type="float" office:value="5.238" calcext:value-type="float">
            <text:p>5,2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AP7370-18W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200mA Low-Dropout Linear Regulator, 1.8V fixed output, SOT25</text:p>
          </table:table-cell>
          <table:table-cell table:number-columns-repeated="2"/>
          <table:table-cell office:value-type="string" calcext:value-type="string">
            <text:p>31-AP7370-18W5-7CT-ND</text:p>
          </table:table-cell>
          <table:table-cell office:value-type="float" office:value="0.293" calcext:value-type="float">
            <text:p>0,293</text:p>
          </table:table-cell>
          <table:table-cell table:formula="of:=[.B32]*[.J32]" office:value-type="float" office:value="0.293" calcext:value-type="float">
            <text:p>0,29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ATtiny402-SS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20MHz, 4kB Flash, 256B SRAM, 128B EEPROM, SOIC-8</text:p>
          </table:table-cell>
          <table:table-cell table:number-columns-repeated="2"/>
          <table:table-cell office:value-type="string" calcext:value-type="string">
            <text:p>ATTINY402-SSN-ND</text:p>
          </table:table-cell>
          <table:table-cell office:value-type="float" office:value="0.4284" calcext:value-type="float">
            <text:p>0,4284</text:p>
          </table:table-cell>
          <table:table-cell table:formula="of:=[.B33]*[.J33]" office:value-type="float" office:value="0.4284" calcext:value-type="float">
            <text:p>0,43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G-3031CM</text:p>
          </table:table-cell>
          <table:table-cell office:value-type="string" calcext:value-type="string">
            <text:p>SG-3030CM</text:p>
          </table:table-cell>
          <table:table-cell office:value-type="string" calcext:value-type="string">
            <text:p>Oscillator:Oscillator_SMD_SeikoEpson_SG3030CM</text:p>
          </table:table-cell>
          <table:table-cell office:value-type="string" calcext:value-type="string">
            <text:p>32.768kHz Crystal Oscillator (SPXO)</text:p>
          </table:table-cell>
          <table:table-cell table:number-columns-repeated="2"/>
          <table:table-cell office:value-type="string" calcext:value-type="string">
            <text:p>114-SG-3031CM32.7680KB0CT-ND</text:p>
          </table:table-cell>
          <table:table-cell office:value-type="float" office:value="1.524" calcext:value-type="float">
            <text:p>1,524</text:p>
          </table:table-cell>
          <table:table-cell table:formula="of:=[.B34]*[.J34]" office:value-type="float" office:value="1.524" calcext:value-type="float">
            <text:p>1,52</text:p>
          </table:table-cell>
        </table:table-row>
        <table:table-row table:style-name="ro1">
          <table:table-cell/>
          <table:table-cell table:style-name="Default"/>
          <table:table-cell table:number-columns-repeated="8"/>
          <table:table-cell table:style-name="ce2" table:formula="of:=SUM([.K7:.K34])" office:value-type="float" office:value="18.3674" calcext:value-type="float">
            <text:p>18,37</text:p>
          </table:table-cell>
        </table:table-row>
        <calcext:conditional-formats>
          <calcext:conditional-format calcext:target-range-address="Master_Clock.K7:Master_Clock.K34">
            <calcext:color-scale>
              <calcext:color-scale-entry calcext:value="0" calcext:type="minimum" calcext:color="#ccff00"/>
              <calcext:color-scale-entry calcext:value="50" calcext:type="percentile" calcext:color="#ffff66"/>
              <calcext:color-scale-entry calcext:value="0" calcext:type="maximum" calcext:color="#ff999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.00.0000</text:date>, <text:time style:data-style-name="N2" text:time-value="14:01:20.69656058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7T14:04:13.091873798</dc:date>
    <dc:creator>Christian Mauderer</dc:creator>
    <meta:editing-duration>PT43M26S</meta:editing-duration>
    <meta:editing-cycles>11</meta:editing-cycles>
    <meta:generator>LibreOffice/7.6.4.1$Linux_X86_64 LibreOffice_project/60$Build-1</meta:generator>
    <meta:document-statistic meta:table-count="1" meta:cell-count="270" meta:object-count="0"/>
  </office:meta>
</office:document-meta>
</file>